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langen:</text:p>
      <text:p text:style-name="P2">Schlangen gleichen Stacks, haben aber andere Eigenschaften</text:p>
      <text:p text:style-name="P2"><text:tab/>isEmpty(newStapel) == true<text:tab/><text:tab/><text:tab/>isEmpty(newSchlange) == true</text:p>
      <text:p text:style-name="P2"><text:tab/>isEmpty(push(s,x)) == false<text:tab/><text:tab/><text:tab/>isEmpty(enqueue(s,x) == false</text:p>
      <text:p text:style-name="P2"><text:tab/>pop(newStapel) → Fehler<text:tab/><text:tab/><text:tab/>dequeue(new Schlange) → Fehler</text:p>
      <text:p text:style-name="P2"><text:tab/>pop(push(x,s) == s<text:tab/><text:tab/><text:tab/><text:tab/>dequeue(enqueue(q,f)) == q</text:p>
      <text:p text:style-name="P3"><text:tab/><text:span text:style-name="T1">First In Last Out<text:tab/><text:tab/><text:tab/><text:tab/>First in First out</text:span></text:p>
      <text:p text:style-name="P2"/>
      <text:p text:style-name="P2">StackInterface + Adapter =&gt; Schlange</text:p>
      <text:p text:style-name="P2">Schlange die sich als Stapel ausgibt == Implementierung als Adap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0:37:22.65</meta:creation-date>
    <dc:date>2013-05-16T12:16:57.26</dc:date>
    <meta:editing-duration>PT1H39M34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56" meta:character-count="435"/>
  </office:meta>
</office:document-meta>
</file>